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pletTransformer.startTransformingElement( String uri , String name , String raw , Attributes attr )</text:p>
          </table:table-cell>
          <table:table-cell office:value-type="float" office:value="26">
            <text:p text:style-name="Table_20_Contents">26</text:p>
          </table:table-cell>
          <table:table-cell office:value-type="float" office:value="24">
            <text:p text:style-name="Table_20_Contents">24</text:p>
          </table:table-cell>
          <table:table-cell office:value-type="float" office:value="109">
            <text:p text:style-name="Table_20_Contents">109</text:p>
          </table:table-cell>
        </table:table-row>
        <table:table-row>
          <table:table-cell office:value-type="string">
            <text:p text:style-name="Table_20_Contents">CopletTransformer.CopletTransfor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pletTransformer.endTransformingElement( String uri , String name , String raw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CopletTransformer.configure( 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pletTransformer.setupTransform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pletTransformer.output( String uri , String format , AttributesImpl newAttrs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9">
            <text:p text:style-name="Table_20_Contents">5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